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16.533cm"/>
    </style:style>
    <style:style style:name="co4" style:family="table-column">
      <style:table-column-properties fo:break-before="auto" style:column-width="5.6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4ae39"/>
    </style:style>
  </office:automatic-styles>
  <office:body>
    <office:spreadsheet>
      <table:calculation-settings table:automatic-find-labels="false" table:use-regular-expressions="false" table:use-wildcards="true"/>
      <table:table table:name="wc3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xplanation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18, TFT=25, 1.31.0.12071=27, 1.31.?=28, 1.32=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 ( Format version &gt;= 16)</text:p>
          </table:table-cell>
          <table:table-cell/>
          <table:table-cell table:style-name="ce3" office:value-type="string" calcext:value-type="string">
            <text:p>Introduced v16 (exac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sav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orldEditor vers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version &gt;= 2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major: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minor: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patch: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version build: D</text:p>
          </table:table-cell>
          <table:table-cell office:value-type="string" calcext:value-type="string">
            <text:p>Example: A.B.C.D = 1.31.1.121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Note: the game usually uses name in HM3W header or from config() in script file. TRIGSTR_ may be 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ap auth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ap descrip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IF ( Format &gt;= 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Recommended player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F ( Format &lt;= 3 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ELSEIF ( Format &lt;= 8 )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u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`float[8]`</text:p>
          </table:table-cell>
          <table:table-cell office:value-type="string" calcext:value-type="string">
            <text:p>Camera bounds</text:p>
          </table:table-cell>
          <table:table-cell office:value-type="string" calcext:value-type="string">
            <text:p>Left, bottom, right, top; Left, top, right, bott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 ( Format version &gt;= 14 )</text:p>
          </table:table-cell>
          <table:table-cell/>
          <table:table-cell table:style-name="ce3" office:value-type="string" calcext:value-type="string">
            <text:p>Added in v14 (exact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`int[4]`</text:p>
          </table:table-cell>
          <table:table-cell office:value-type="string" calcext:value-type="string">
            <text:p>Size of map's unplayable area</text:p>
          </table:table-cell>
          <table:table-cell office:value-type="string" calcext:value-type="string">
            <text:p>Variables A, B, C, D. See be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 Format &gt;=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idth of playable map area</text:p>
          </table:table-cell>
          <table:table-cell office:value-type="string" calcext:value-type="string">
            <text:p>E, map width = A+E+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ight of playable map area</text:p>
          </table:table-cell>
          <table:table-cell office:value-type="string" calcext:value-type="string">
            <text:p>F, map height = C+F+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 Format &gt;= 2 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IF ( Format &lt;= 8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4"/>u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in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see Map fla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 Format &gt;= 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Terrain: main tile type</text:p>
          </table:table-cell>
          <table:table-cell office:value-type="string" calcext:value-type="string">
            <text:p>Example: 'A' - Ashenvale, 'L' - Summer Lordaer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 ( Format &gt;= 1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table:style-name="ce4" office:value-type="string" calcext:value-type="string">
            <text:p>Number of loading screen background for standard campaigns</text:p>
          </table:table-cell>
          <table:table-cell office:value-type="string" calcext:value-type="string">
            <text:p>-1 = none or an imported loading screen is us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version &gt;= 10 &amp;&amp; Format != 18 &amp;&amp; Format != 19 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Imported loading screen pat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IF ( Format &gt;= 10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Loading screen tex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"/>IF ( Format &gt;= 1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Loading screen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Loading screen sub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3"/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 ( Format &gt;= 1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table:style-name="ce4" office:value-type="string" calcext:value-type="string">
            <text:p>Use game data set version</text:p>
          </table:table-cell>
          <table:table-cell table:style-name="ce3" office:value-type="string" calcext:value-type="string">
            <text:p>0 = Default (based on map melee status), <text:s/>1 = Custom (1.01), 2 = Melee (latest patch). Set to INT_MAX in v26 ROC, not v26 TF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 Format &gt;= 13 &amp;&amp; Format &lt;= 19 ) | OLD: IF( Format version &gt;= 23 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Imported loading screen path for prolog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IF ( Format &gt;= 1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Prologue screen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Prologue screen 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</text:p>
          </table:table-cell>
          <table:table-cell table:style-name="ce4" office:value-type="string" calcext:value-type="string">
            <text:p>Prologue screen sub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 ( Format &gt;= 19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mbient fog type</text:p>
          </table:table-cell>
          <table:table-cell office:value-type="string" calcext:value-type="string">
            <text:p>0=Not enabled, above zero = number in fog style 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start height (Z-axi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end height (Z-axi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og d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R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G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B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g color A</text:p>
          </table:table-cell>
          <table:table-cell office:value-type="string" calcext:value-type="string">
            <text:p>Transparency (Alph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1 )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`char[4]`</text:p>
          </table:table-cell>
          <table:table-cell office:value-type="string" calcext:value-type="string">
            <text:p>Global weather rawcode ID</text:p>
          </table:table-cell>
          <table:table-cell office:value-type="string" calcext:value-type="string">
            <text:p>0=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&gt;= 2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ustom sound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 ( Format &gt;= 2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Custom light environment</text:p>
          </table:table-cell>
          <table:table-cell office:value-type="string" calcext:value-type="string">
            <text:p>Example: 'A' - Ashenvale, 'L' - Summer Lordaer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version &gt;= 25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R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G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B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Water tint color A</text:p>
          </table:table-cell>
          <table:table-cell office:value-type="string" calcext:value-type="string">
            <text:p>Transparency (Alph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F( Format version &gt;= 28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cripting language</text:p>
          </table:table-cell>
          <table:table-cell office:value-type="string" calcext:value-type="string">
            <text:p>0=JASS, 1=L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version &gt;= 29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upported graphics modes</text:p>
          </table:table-cell>
          <table:table-cell office:value-type="string" calcext:value-type="string">
            <text:p>1=SD, 2=HD, 3=SD+H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F( Format version &gt;= 30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ame data version</text:p>
          </table:table-cell>
          <table:table-cell office:value-type="string" calcext:value-type="string">
            <text:p>0=ROC, 1=T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player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player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eams (forces)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team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F ( Format version &gt;= 6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ustom upgrade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custom upgrade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 Format version &gt;= 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ustom tech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custom tech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 Format version &gt;= 1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andom unit tables (groups)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random unit table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version &gt;= 2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andom item tables</text:p>
          </table:table-cell>
          <table:table-cell office:value-type="string" calcext:value-type="string">
            <text:p>Variable 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 i times, see item table da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( Format == 26 || Format == 27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cripting language</text:p>
          </table:table-cell>
          <table:table-cell office:value-type="string" calcext:value-type="string">
            <text:p>Not used or available in public versions. See „Scripting language“ abo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12:28:36.503164111</dc:date>
    <meta:editing-duration>PT5H43M20S</meta:editing-duration>
    <meta:editing-cycles>12</meta:editing-cycles>
    <meta:generator>LibreOffice/7.4.6.2$Linux_X86_64 LibreOffice_project/40$Build-2</meta:generator>
    <meta:document-statistic meta:table-count="1" meta:cell-count="216" meta:object-count="0"/>
  </office:meta>
</office:document-meta>
</file>